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>
      <style:text-properties fo:font-size="7pt" style:font-size-asian="7pt" style:font-size-complex="7pt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fo:font-size="7pt" style:font-size-asian="7pt" style:font-size-complex="7pt"/>
    </style:style>
    <style:style style:name="P10" style:family="paragraph" style:parent-style-name="Text_20_body" style:list-style-name="L1">
      <style:text-properties fo:font-size="7pt" style:font-size-asian="7pt" style:font-size-complex="7pt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font-size="7pt" style:font-size-asian="7pt" style:font-size-complex="7pt"/>
    </style:style>
    <style:style style:name="P12" style:family="paragraph" style:parent-style-name="Text_20_body" style:list-style-name="L3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ere are some links and resources to help you delve deeper into each of the topics for your literature review:</text:p>
      <text:h text:style-name="Heading_20_3" text:outline-level="3"><text:span text:style-name="T1">1. </text:span><text:span text:style-name="Strong_20_Emphasis"><text:span text:style-name="T1">Sound Source Separation Using FastMNMF and STFT</text:span></text:span></text:h>
      <text:list text:style-name="L1">
        <text:list-item>
          <text:p text:style-name="P2"><text:span text:style-name="Strong_20_Emphasis"><text:span text:style-name="T1">Fast Non-negative Matrix Factorization (NMF)</text:span></text:span><text:span text:style-name="T1">:</text:span></text:p>
          <text:list>
            <text:list-item>
              <text:p text:style-name="P3"><text:a xlink:type="simple" xlink:href="https://www.sciencedirect.com/science/article/pii/S0925231216300299" office:target-frame-name="_new" xlink:show="replace" text:style-name="Internet_20_link" text:visited-style-name="Visited_20_Internet_20_Link"><text:span text:style-name="T1">Fast Nonnegative Matrix Factorization for Music Source Separation</text:span></text:a><text:span text:style-name="T1"> – This paper discusses NMF in the context of music source separation.</text:span></text:p>
            </text:list-item>
            <text:list-item>
              <text:p text:style-name="P9">Non-negative Matrix Factorization and its Applications – An overview of NMF and its applications in various fields, including audio processing.</text:p>
            </text:list-item>
          </text:list>
        </text:list-item>
        <text:list-item>
          <text:p text:style-name="P2"><text:span text:style-name="Strong_20_Emphasis"><text:span text:style-name="T1">Short-Time Fourier Transform (STFT)</text:span></text:span><text:span text:style-name="T1">:</text:span></text:p>
          <text:list>
            <text:list-item>
              <text:p text:style-name="P3"><text:a xlink:type="simple" xlink:href="https://onlinelibrary.wiley.com/doi/abs/10.1002/cem.1923" office:target-frame-name="_new" xlink:show="replace" text:style-name="Internet_20_link" text:visited-style-name="Visited_20_Internet_20_Link"><text:span text:style-name="T1">The Short-Time Fourier Transform: A Tutorial</text:span></text:a><text:span text:style-name="T1"> – This tutorial explains STFT in detail, including its applications in audio signal processing.</text:span></text:p>
            </text:list-item>
            <text:list-item>
              <text:p text:style-name="P10">Spectral Audio Signal Processing – A comprehensive overview of various spectral techniques, including STFT, in audio processing.</text:p>
            </text:list-item>
          </text:list>
        </text:list-item>
      </text:list>
      <text:h text:style-name="Heading_20_3" text:outline-level="3"><text:span text:style-name="T1">2. </text:span><text:span text:style-name="Strong_20_Emphasis"><text:span text:style-name="T1">Integrating Phase Information in Audio Processing</text:span></text:span></text:h>
      <text:list text:style-name="L2">
        <text:list-item>
          <text:p text:style-name="P5"><text:span text:style-name="Strong_20_Emphasis"><text:span text:style-name="T1">Phase Information in Sound Source Separation</text:span></text:span><text:span text:style-name="T1">:</text:span></text:p>
          <text:list>
            <text:list-item>
              <text:p text:style-name="P5"><text:a xlink:type="simple" xlink:href="https://www.researchgate.net/publication/261831836_On_the_Role_of_Phase_in_Sound_Source_Separation" office:target-frame-name="_new" xlink:show="replace" text:style-name="Internet_20_link" text:visited-style-name="Visited_20_Internet_20_Link"><text:span text:style-name="T1">On the Role of Phase in Sound Source Separation</text:span></text:a><text:span text:style-name="T1"> – This paper explores how phase information can be used in sound source separation.</text:span></text:p>
            </text:list-item>
            <text:list-item>
              <text:p text:style-name="P5"><text:a xlink:type="simple" xlink:href="https://ieeexplore.ieee.org/document/8919918" office:target-frame-name="_new" xlink:show="replace" text:style-name="Internet_20_link" text:visited-style-name="Visited_20_Internet_20_Link"><text:span text:style-name="T1">Phase-Aware Speech Enhancement Using the Short-Time Fourier Transform</text:span></text:a><text:span text:style-name="T1"> – Discusses techniques to enhance speech using phase information and STFT.</text:span></text:p>
            </text:list-item>
          </text:list>
        </text:list-item>
        <text:list-item>
          <text:p text:style-name="P5"><text:span text:style-name="Strong_20_Emphasis"><text:span text:style-name="T1">Recent Advances in Phase-based Separation</text:span></text:span><text:span text:style-name="T1">:</text:span></text:p>
          <text:list>
            <text:list-item>
              <text:p text:style-name="P5"><text:a xlink:type="simple" xlink:href="https://www.researchgate.net/publication/318540993_Phase-Based_Audio_Source_Separation" office:target-frame-name="_new" xlink:show="replace" text:style-name="Internet_20_link" text:visited-style-name="Visited_20_Internet_20_Link"><text:span text:style-name="T1">Phase-Based Audio Source Separation</text:span></text:a><text:span text:style-name="T1"> – An overview of how phase information can enhance source separation techniques.</text:span></text:p>
            </text:list-item>
            <text:list-item>
              <text:p text:style-name="P4"><text:a xlink:type="simple" xlink:href="https://link.springer.com/chapter/10.1007/978-3-030-22430-1_5" office:target-frame-name="_new" xlink:show="replace" text:style-name="Internet_20_link" text:visited-style-name="Visited_20_Internet_20_Link"><text:span text:style-name="T1">The Importance of Phase in Sound Source Separation</text:span></text:a><text:span text:style-name="T1"> – This book chapter discusses the importance of phase information in sound processing and separation.</text:span></text:p>
            </text:list-item>
          </text:list>
        </text:list-item>
      </text:list>
      <text:h text:style-name="Heading_20_3" text:outline-level="3"><text:span text:style-name="T1">3. </text:span><text:span text:style-name="Strong_20_Emphasis"><text:span text:style-name="T1">Optimization Methods: Zeroth-Order Optimization Techniques</text:span></text:span></text:h>
      <text:list text:style-name="L3">
        <text:list-item>
          <text:p text:style-name="P6"><text:span text:style-name="Strong_20_Emphasis"><text:span text:style-name="T1">Introduction to Zeroth-Order Optimization</text:span></text:span><text:span text:style-name="T1">:</text:span></text:p>
          <text:list>
            <text:list-item>
              <text:p text:style-name="P7"><text:a xlink:type="simple" xlink:href="https://arxiv.org/abs/2008.06976" office:target-frame-name="_new" xlink:show="replace" text:style-name="Internet_20_link" text:visited-style-name="Visited_20_Internet_20_Link"><text:span text:style-name="T1">A Survey of Zeroth-Order Optimization</text:span></text:a><text:span text:style-name="T1"> – A survey paper that covers various zeroth-order optimization techniques and their applications.</text:span></text:p>
            </text:list-item>
            <text:list-item>
              <text:p text:style-name="P11">Zeroth-Order Stochastic Optimization – Discusses zeroth-order methods in the context of stochastic optimization.</text:p>
            </text:list-item>
          </text:list>
        </text:list-item>
        <text:list-item>
          <text:p text:style-name="P6"><text:span text:style-name="Strong_20_Emphasis"><text:span text:style-name="T1">Random Directions Optimization</text:span></text:span><text:span text:style-name="T1">:</text:span></text:p>
          <text:list>
            <text:list-item>
              <text:p text:style-name="P7"><text:a xlink:type="simple" xlink:href="https://link.springer.com/chapter/10.1007/978-3-319-11073-8_7" office:target-frame-name="_new" xlink:show="replace" text:style-name="Internet_20_link" text:visited-style-name="Visited_20_Internet_20_Link"><text:span text:style-name="T1">Random Directions Method for Function Optimization</text:span></text:a><text:span text:style-name="T1"> – This chapter introduces the concept of random directions optimization.</text:span></text:p>
            </text:list-item>
            <text:list-item>
              <text:p text:style-name="P12">An Efficient Random Direction Method for Global Optimization – Discusses the efficiency of the random direction method in optimization tasks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7:37:58.482505369</meta:creation-date>
    <dc:date>2024-10-30T17:38:18.147709087</dc:date>
    <meta:editing-duration>PT20S</meta:editing-duration>
    <meta:editing-cycles>1</meta:editing-cycles>
    <meta:document-statistic meta:table-count="0" meta:image-count="0" meta:object-count="0" meta:page-count="1" meta:paragraph-count="22" meta:word-count="299" meta:character-count="2132" meta:non-whitespace-character-count="1861"/>
    <meta:generator>LibreOffice/7.6.7.2$Linux_X86_64 LibreOffice_project/60$Build-2</meta:generator>
  </office:meta>
</office:document-meta>
</file>